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8" style:family="graphic" style:parent-style-name="objectwithoutfill">
      <style:graphic-properties svg:stroke-width="0.053cm" svg:stroke-color="#72bf4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21409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72bf44"/>
    </style:style>
    <style:style style:name="P4" style:family="paragraph">
      <loext:graphic-properties draw:fill="none" draw:fill-color="#ffffff"/>
      <style:text-properties fo:color="#72bf44"/>
    </style:style>
    <style:style style:name="P5" style:family="paragraph">
      <style:text-properties fo:color="#0066b3"/>
    </style:style>
    <style:style style:name="P6" style:family="paragraph">
      <loext:graphic-properties draw:fill="none" draw:fill-color="#ffffff"/>
      <style:text-properties fo:color="#0066b3"/>
    </style:style>
    <style:style style:name="P7" style:family="paragraph">
      <style:text-properties fo:color="#ed1c24"/>
    </style:style>
    <style:style style:name="P8" style:family="paragraph">
      <loext:graphic-properties draw:fill="none" draw:fill-color="#ffffff"/>
      <style:text-properties fo:color="#ed1c24"/>
    </style:style>
    <style:style style:name="P9" style:family="paragraph">
      <style:text-properties fo:color="#ef413d"/>
    </style:style>
    <style:style style:name="P10" style:family="paragraph">
      <loext:graphic-properties draw:fill="none" draw:fill-color="#ffffff"/>
      <style:text-properties fo:color="#ef413d"/>
    </style:style>
    <style:style style:name="P11" style:family="paragraph">
      <style:paragraph-properties fo:text-align="center"/>
    </style:style>
    <style:style style:name="P12" style:family="paragraph">
      <style:text-properties fo:font-size="14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14" style:family="paragraph"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text-properties fo:font-size="12pt" style:font-size-asian="14pt" style:font-size-complex="14pt"/>
    </style:style>
    <style:style style:name="P16" style:family="paragraph">
      <style:text-properties fo:font-size="14pt" fo:font-weight="bold"/>
    </style:style>
    <style:style style:name="P17" style:family="paragraph">
      <loext:graphic-properties draw:fill="none" draw:fill-color="#ffffff"/>
      <style:text-properties fo:font-size="14pt" fo:font-weight="bold"/>
    </style:style>
    <style:style style:name="P18" style:family="paragraph">
      <loext:graphic-properties draw:fill-color="#ffffff"/>
    </style:style>
    <style:style style:name="T1" style:family="text">
      <style:text-properties fo:color="#0066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4pt" style:font-weight-asian="bold" style:font-size-complex="14pt" style:font-weight-complex="bold"/>
    </style:style>
    <style:style style:name="T4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5.65cm" svg:y1="13.322cm" svg:x2="1.172cm" svg:y2="13.322cm">
          <text:p/>
        </draw:line>
        <draw:line draw:style-name="gr1" draw:text-style-name="P1" draw:layer="layout" svg:x1="1.172cm" svg:y1="13.322cm" svg:x2="1.172cm" svg:y2="5.08cm">
          <text:p/>
        </draw:line>
        <draw:frame draw:style-name="gr2" draw:text-style-name="P2" draw:layer="layout" svg:width="5.334cm" svg:height="0.962cm" svg:x="7.112cm" svg:y="14.532cm">
          <draw:text-box>
            <text:p>Time</text:p>
          </draw:text-box>
        </draw:frame>
        <draw:frame draw:style-name="gr3" draw:text-style-name="P2" draw:layer="layout" svg:width="5.369cm" svg:height="2.384cm" draw:transform="rotate (1.5702727280193) translate (0.156cm 10.957cm)">
          <draw:text-box>
            <text:p>Net change</text:p>
          </draw:text-box>
        </draw:frame>
        <draw:g>
          <draw:line draw:style-name="gr1" draw:text-style-name="P1" draw:layer="layout" svg:x1="2.442cm" svg:y1="3.048cm" svg:x2="5.68cm" svg:y2="3.048cm">
            <text:p/>
          </draw:line>
          <draw:line draw:style-name="gr1" draw:text-style-name="P1" draw:layer="layout" svg:x1="5.68cm" svg:y1="1.778cm" svg:x2="5.68cm" svg:y2="4.318cm">
            <text:p/>
          </draw:line>
          <draw:line draw:style-name="gr1" draw:text-style-name="P1" draw:layer="layout" svg:x1="10.214cm" svg:y1="1.778cm" svg:x2="5.68cm" svg:y2="1.778cm">
            <text:p/>
          </draw:line>
          <draw:line draw:style-name="gr1" draw:text-style-name="P1" draw:layer="layout" svg:x1="15.396cm" svg:y1="4.318cm" svg:x2="5.68cm" svg:y2="4.318cm">
            <text:p/>
          </draw:line>
          <draw:line draw:style-name="gr1" draw:text-style-name="P1" draw:layer="layout" svg:x1="10.214cm" svg:y1="0.508cm" svg:x2="10.214cm" svg:y2="2.73cm">
            <text:p/>
          </draw:line>
          <draw:line draw:style-name="gr1" draw:text-style-name="P1" draw:layer="layout" svg:x1="15.396cm" svg:y1="0.508cm" svg:x2="10.214cm" svg:y2="0.508cm">
            <text:p/>
          </draw:line>
          <draw:line draw:style-name="gr1" draw:text-style-name="P1" draw:layer="layout" svg:x1="15.396cm" svg:y1="2.73cm" svg:x2="10.214cm" svg:y2="2.73cm">
            <text:p/>
          </draw:line>
        </draw:g>
        <draw:line draw:style-name="gr1" draw:text-style-name="P1" draw:layer="layout" svg:x1="15.65cm" svg:y1="13.108cm" svg:x2="15.65cm" svg:y2="13.616cm">
          <text:p/>
        </draw:line>
        <draw:line draw:style-name="gr1" draw:text-style-name="P1" draw:layer="layout" svg:x1="10.824cm" svg:y1="13.054cm" svg:x2="10.824cm" svg:y2="13.562cm">
          <text:p/>
        </draw:line>
        <draw:line draw:style-name="gr1" draw:text-style-name="P1" draw:layer="layout" svg:x1="6.252cm" svg:y1="13.108cm" svg:x2="6.252cm" svg:y2="13.616cm">
          <text:p/>
        </draw:line>
        <draw:line draw:style-name="gr1" draw:text-style-name="P1" draw:layer="layout" svg:x1="2.552cm" svg:y1="13.108cm" svg:x2="2.552cm" svg:y2="13.616cm">
          <text:p/>
        </draw:line>
        <draw:frame draw:style-name="gr2" draw:text-style-name="P2" draw:layer="layout" svg:width="2.286cm" svg:height="0.962cm" svg:x="15.142cm" svg:y="13.462cm">
          <draw:text-box>
            <text:p>0</text:p>
          </draw:text-box>
        </draw:frame>
        <draw:frame draw:style-name="gr2" draw:text-style-name="P2" draw:layer="layout" svg:width="2.286cm" svg:height="0.962cm" svg:x="10.316cm" svg:y="13.516cm">
          <draw:text-box>
            <text:p>1</text:p>
          </draw:text-box>
        </draw:frame>
        <draw:frame draw:style-name="gr2" draw:text-style-name="P2" draw:layer="layout" svg:width="2.286cm" svg:height="0.962cm" svg:x="5.744cm" svg:y="13.516cm">
          <draw:text-box>
            <text:p>2</text:p>
          </draw:text-box>
        </draw:frame>
        <draw:frame draw:style-name="gr2" draw:text-style-name="P2" draw:layer="layout" svg:width="2.286cm" svg:height="0.962cm" svg:x="2.188cm" svg:y="13.516cm">
          <draw:text-box>
            <text:p>3</text:p>
          </draw:text-box>
        </draw:frame>
        <draw:frame draw:style-name="gr2" draw:text-style-name="P2" draw:layer="layout" svg:width="1.778cm" svg:height="0.962cm" svg:x="5.49cm" svg:y="2.54cm">
          <draw:text-box>
            <text:p>2</text:p>
          </draw:text-box>
        </draw:frame>
        <draw:frame draw:style-name="gr2" draw:text-style-name="P2" draw:layer="layout" svg:width="1.778cm" svg:height="0.962cm" svg:x="15.396cm" svg:y="3.864cm">
          <draw:text-box>
            <text:p>2</text:p>
          </draw:text-box>
        </draw:frame>
        <draw:frame draw:style-name="gr2" draw:text-style-name="P2" draw:layer="layout" svg:width="1.778cm" svg:height="0.962cm" svg:x="10.214cm" svg:y="1.27cm">
          <draw:text-box>
            <text:p>2</text:p>
          </draw:text-box>
        </draw:frame>
        <draw:frame draw:style-name="gr2" draw:text-style-name="P2" draw:layer="layout" svg:width="1.778cm" svg:height="0.962cm" svg:x="15.494cm" svg:y="0.054cm">
          <draw:text-box>
            <text:p>3</text:p>
          </draw:text-box>
        </draw:frame>
        <draw:frame draw:style-name="gr2" draw:text-style-name="P2" draw:layer="layout" svg:width="1.778cm" svg:height="0.962cm" svg:x="15.396cm" svg:y="2.286cm">
          <draw:text-box>
            <text:p>0</text:p>
          </draw:text-box>
        </draw:frame>
        <draw:frame draw:style-name="gr2" draw:text-style-name="P4" draw:layer="layout" svg:width="2.54cm" svg:height="0.962cm" svg:x="16.372cm" svg:y="0.054cm">
          <draw:text-box>
            <text:p text:style-name="P3">Spec A</text:p>
          </draw:text-box>
        </draw:frame>
        <draw:frame draw:style-name="gr4" draw:text-style-name="P6" draw:layer="layout" svg:width="3.302cm" svg:height="1.673cm" svg:x="16.256cm" svg:y="2.286cm">
          <draw:text-box>
            <text:p text:style-name="P5">Spec B</text:p>
          </draw:text-box>
        </draw:frame>
        <draw:frame draw:style-name="gr4" draw:text-style-name="P8" draw:layer="layout" svg:width="3.556cm" svg:height="1.673cm" svg:x="16.256cm" svg:y="3.864cm">
          <draw:text-box>
            <text:p text:style-name="P7">Spec C</text:p>
          </draw:text-box>
        </draw:frame>
        <draw:line draw:style-name="gr1" draw:text-style-name="P1" draw:layer="layout" svg:x1="1.27cm" svg:y1="12.446cm" svg:x2="1.016cm" svg:y2="12.446cm">
          <text:p/>
        </draw:line>
        <draw:line draw:style-name="gr1" draw:text-style-name="P1" draw:layer="layout" svg:x1="1.27cm" svg:y1="11.43cm" svg:x2="1.016cm" svg:y2="11.43cm">
          <text:p/>
        </draw:line>
        <draw:line draw:style-name="gr1" draw:text-style-name="P1" draw:layer="layout" svg:x1="1.27cm" svg:y1="10.414cm" svg:x2="1.016cm" svg:y2="10.414cm">
          <text:p/>
        </draw:line>
        <draw:line draw:style-name="gr1" draw:text-style-name="P1" draw:layer="layout" svg:x1="1.27cm" svg:y1="9.652cm" svg:x2="1.016cm" svg:y2="9.652cm">
          <text:p/>
        </draw:line>
        <draw:line draw:style-name="gr1" draw:text-style-name="P1" draw:layer="layout" svg:x1="1.27cm" svg:y1="8.636cm" svg:x2="1.016cm" svg:y2="8.636cm">
          <text:p/>
        </draw:line>
        <draw:line draw:style-name="gr1" draw:text-style-name="P1" draw:layer="layout" svg:x1="1.27cm" svg:y1="7.874cm" svg:x2="1.016cm" svg:y2="7.874cm">
          <text:p/>
        </draw:line>
        <draw:line draw:style-name="gr1" draw:text-style-name="P1" draw:layer="layout" svg:x1="1.27cm" svg:y1="6.858cm" svg:x2="1.016cm" svg:y2="6.858cm">
          <text:p/>
        </draw:line>
        <draw:line draw:style-name="gr5" draw:text-style-name="P1" draw:layer="layout" svg:x1="2.286cm" svg:y1="12.7cm" svg:x2="6.35cm" svg:y2="11.43cm">
          <text:p/>
        </draw:line>
        <draw:line draw:style-name="gr5" draw:text-style-name="P1" draw:layer="layout" svg:x1="6.35cm" svg:y1="11.43cm" svg:x2="15.748cm" svg:y2="9.144cm">
          <text:p/>
        </draw:line>
        <draw:frame draw:style-name="gr4" draw:text-style-name="P10" draw:layer="layout" svg:width="3.556cm" svg:height="1.673cm" svg:x="16.002cm" svg:y="8.995cm">
          <draw:text-box>
            <text:p text:style-name="P9">Spec C</text:p>
          </draw:text-box>
        </draw:frame>
        <draw:line draw:style-name="gr6" draw:text-style-name="P1" draw:layer="layout" svg:x1="6.35cm" svg:y1="11.43cm" svg:x2="10.668cm" svg:y2="9.398cm">
          <text:p/>
        </draw:line>
        <draw:line draw:style-name="gr6" draw:text-style-name="P1" draw:layer="layout" svg:x1="10.668cm" svg:y1="9.398cm" svg:x2="15.748cm" svg:y2="9.144cm">
          <text:p/>
        </draw:line>
        <draw:frame draw:style-name="gr7" draw:text-style-name="P6" draw:layer="layout" svg:width="3.302cm" svg:height="1.165cm" svg:x="16.002cm" svg:y="8.382cm">
          <draw:text-box>
            <text:p text:style-name="P5"><text:span text:style-name="T1">Spec B</text:span></text:p>
          </draw:text-box>
        </draw:frame>
        <draw:line draw:style-name="gr8" draw:text-style-name="P1" draw:layer="layout" svg:x1="10.668cm" svg:y1="9.398cm" svg:x2="16.002cm" svg:y2="6.604cm">
          <text:p/>
        </draw:line>
        <draw:frame draw:style-name="gr2" draw:text-style-name="P4" draw:layer="layout" svg:width="2.54cm" svg:height="0.962cm" svg:x="16.256cm" svg:y="6.15cm">
          <draw:text-box>
            <text:p text:style-name="P3">Spec A</text:p>
          </draw:text-box>
        </draw:frame>
        <draw:line draw:style-name="gr9" draw:text-style-name="P1" draw:layer="layout" svg:x1="2.286cm" svg:y1="12.6cm" svg:x2="6.35cm" svg:y2="11.33cm">
          <text:p/>
        </draw:line>
        <draw:line draw:style-name="gr8" draw:text-style-name="P1" draw:layer="layout" svg:x1="2.286cm" svg:y1="12.5cm" svg:x2="6.35cm" svg:y2="11.23cm">
          <text:p/>
        </draw:line>
        <draw:custom-shape draw:style-name="gr10" draw:text-style-name="P11" draw:layer="layout" svg:width="0.508cm" svg:height="0.508cm" svg:x="6.096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35cm" svg:y1="11.33cm" svg:x2="10.668cm" svg:y2="9.298cm">
          <text:p/>
        </draw:line>
        <draw:custom-shape draw:style-name="gr10" draw:text-style-name="P11" draw:layer="layout" svg:width="0.508cm" svg:height="0.508cm" svg:x="10.41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08cm" svg:height="0.508cm" svg:x="15.74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08cm" svg:height="0.508cm" svg:x="15.49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8.636cm" svg:height="2.384cm" svg:x="19.304cm" svg:y="0.254cm">
          <draw:text-box>
            <text:p text:style-name="P12"><text:span text:style-name="T2">Comparing the evolutionary path of species A and C</text:span></text:p>
          </draw:text-box>
        </draw:frame>
        <draw:frame draw:style-name="gr11" draw:text-style-name="P15" draw:layer="layout" svg:width="8.382cm" svg:height="6.911cm" svg:x="19.304cm" svg:y="1.524cm">
          <draw:text-box>
            <text:p text:style-name="P14"><text:span text:style-name="T3">Time 3→2</text:span><text:span text:style-name="T4">: similarity is </text:span><text:span text:style-name="T3">1</text:span><text:span text:style-name="T4"> they have the same slope</text:span></text:p>
            <text:p text:style-name="P14"><text:span text:style-name="T3">Time 2→1</text:span><text:span text:style-name="T4">: they have a ~15° differences so the similarity will be 1-(2/180 * 15) = </text:span><text:span text:style-name="T3">0.8335</text:span></text:p>
            <text:p text:style-name="P14"><text:span text:style-name="T3">Time 1→0</text:span><text:span text:style-name="T4">: now the difference is a bit larger ~20°. so 1-(2/180*20) = </text:span><text:span text:style-name="T3">0.778</text:span></text:p>
            <text:p text:style-name="P14"><text:span text:style-name="T4"/></text:p>
            <text:p text:style-name="P14"><text:span text:style-name="T4">In summary: 1 + 0.8335 + 0.778 =2.6115 / 3 = </text:span><text:span text:style-name="T3">0.8705</text:span></text:p>
            <text:p text:style-name="P14"><text:span text:style-name="T4"/></text:p>
          </draw:text-box>
        </draw:frame>
        <draw:custom-shape draw:style-name="gr12" draw:text-style-name="P1" draw:layer="layout" svg:width="0.508cm" svg:height="0.508cm" svg:x="10.41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7" draw:layer="layout" svg:width="8.382cm" svg:height="2.384cm" svg:x="19.304cm" svg:y="6.506cm">
          <draw:text-box>
            <text:p text:style-name="P16">Comparing the evolutionary path of species A and C</text:p>
          </draw:text-box>
        </draw:frame>
        <draw:frame draw:style-name="gr13" draw:text-style-name="P15" draw:layer="layout" svg:width="8.382cm" svg:height="4.991cm" svg:x="19.304cm" svg:y="7.821cm">
          <draw:text-box>
            <text:p text:style-name="P14"><text:span text:style-name="T3">Time 3→2</text:span><text:span text:style-name="T4">: similarity is </text:span><text:span text:style-name="T3">1 </text:span></text:p>
            <text:p text:style-name="P14"><text:span text:style-name="T3">Time 2→1</text:span><text:span text:style-name="T4">: they have a ~15° differences so the similarity will be 1-(2/180 * 15) = </text:span><text:span text:style-name="T3">0.8335</text:span></text:p>
            <text:p text:style-name="P14"><text:span text:style-name="T3">Time 1→0</text:span><text:span text:style-name="T4"> : now the difference is a bit smaller ~10°. so 1-(2/180*10) = </text:span><text:span text:style-name="T3">0.889</text:span></text:p>
            <text:p text:style-name="P14"><text:span text:style-name="T4"/></text:p>
            <text:p text:style-name="P14"><text:span text:style-name="T4">In summary: 1 + 0.8335 + 0.889 =2.7225 / 3 = </text:span><text:span text:style-name="T3">0.9075</text:span></text:p>
            <text:p text:style-name="P14"><text:span text:style-name="T4"/></text:p>
          </draw:text-box>
        </draw:frame>
        <draw:frame draw:style-name="gr3" draw:text-style-name="P2" draw:layer="layout" svg:width="10.668cm" svg:height="2.384cm" svg:x="16.764cm" svg:y="12.602cm">
          <draw:text-box>
            <text:p>The evolutionary history of species C is more similar to Species B than tp Species A!</text:p>
          </draw:text-box>
        </draw:frame>
        <draw:frame draw:style-name="gr2" draw:text-style-name="P2" draw:layer="layout" svg:width="1.016cm" svg:height="0.962cm" svg:x="1.016cm" svg:y="11.992cm">
          <draw:text-box>
            <text:p>1</text:p>
          </draw:text-box>
        </draw:frame>
        <draw:frame draw:style-name="gr2" draw:text-style-name="P2" draw:layer="layout" svg:width="1.016cm" svg:height="0.962cm" svg:x="1.07cm" svg:y="9.198cm">
          <draw:text-box>
            <text:p>4</text:p>
          </draw:text-box>
        </draw:frame>
        <draw:frame draw:style-name="gr14" draw:text-style-name="P2" draw:layer="layout" svg:width="1.016cm" svg:height="1.016cm" svg:x="1.072cm" svg:y="7.366cm">
          <draw:text-box>
            <text:p>6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0:35:26.295176661</meta:creation-date>
    <dc:date>2019-01-25T11:19:25.684709091</dc:date>
    <meta:editing-duration>PT2M36S</meta:editing-duration>
    <meta:editing-cycles>1</meta:editing-cycles>
    <meta:document-statistic meta:object-count="82"/>
    <meta:generator>LibreOffice/6.0.7.3$Linux_X86_64 LibreOffice_project/00m0$Build-3</meta:generator>
  </office:meta>
</office:document-meta>
</file>